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EE11052DD445F6539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9cm, 0cm, 5.343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292cm" svg:height="15.112cm" svg:x="2.148cm" svg:y="6.588cm">
          <draw:image xlink:href="Pictures/10000000000001F4000002EE11052DD445F6539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03T19:28:57.087514983</dc:date>
    <meta:editing-duration>PT1M10S</meta:editing-duration>
    <meta:editing-cycles>1</meta:editing-cycles>
    <meta:document-statistic meta:object-count="1"/>
    <meta:generator>LibreOffice/5.1.6.2$Linux_AARCH64 LibreOffice_project/10m0$Build-2</meta:generator>
  </office:meta>
</office:document-meta>
</file>